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Poppins" svg:font-family="Poppins, Arial, sans-serif"/>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i-sans-serif" svg:font-family="ui-sans-serif, system-ui, apple-system, BlinkMacSystemFont, 'Segoe UI', Roboto, 'Helvetica Neue', Arial, 'Noto Sans', sans-serif, 'Apple Color Emoji', 'Segoe UI Emoji', 'Segoe UI Symbol', 'Noto Color Emoji'"/>
  </office:font-face-decls>
  <office:automatic-styles>
    <style:style style:name="Таблица1" style:family="table">
      <style:table-properties style:width="6.5021in" fo:margin-left="-0.075in" fo:margin-top="0in" fo:margin-bottom="0in" table:align="left" style:writing-mode="lr-tb"/>
    </style:style>
    <style:style style:name="Таблица1.A" style:family="table-column">
      <style:table-column-properties style:column-width="2.1618in"/>
    </style:style>
    <style:style style:name="Таблица1.B" style:family="table-column">
      <style:table-column-properties style:column-width="3.0514in"/>
    </style:style>
    <style:style style:name="Таблица1.C" style:family="table-column">
      <style:table-column-properties style:column-width="1.2889in"/>
    </style:style>
    <style:style style:name="Таблица1.1" style:family="table-row">
      <style:table-row-properties fo:keep-together="auto"/>
    </style:style>
    <style:style style:name="Таблица1.A1" style:family="table-cell">
      <style:table-cell-properties fo:padding-left="0.075in" fo:padding-right="0.075in" fo:padding-top="0in" fo:padding-bottom="0in" fo:border="0.5pt solid #000000" style:writing-mode="lr-tb"/>
    </style:style>
    <style:style style:name="Таблица1.2" style:family="table-row">
      <style:table-row-properties style:min-row-height="1.6014in" fo:keep-together="auto"/>
    </style:style>
    <style:style style:name="Таблица1.4" style:family="table-row">
      <style:table-row-properties style:min-row-height="1.2799in" fo:keep-together="auto"/>
    </style:style>
    <style:style style:name="Таблица1.5" style:family="table-row">
      <style:table-row-properties style:min-row-height="0.9368in" fo:keep-together="auto"/>
    </style:style>
    <style:style style:name="Таблица1.6" style:family="table-row">
      <style:table-row-properties style:min-row-height="0.2938in"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officeooo:paragraph-rsid="001c0cac"/>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text-properties style:font-name="Times New Roman" fo:font-size="12pt" officeooo:rsid="001ece00" officeooo:paragraph-rsid="001c0cac" style:font-size-asian="12pt" style:font-name-complex="Times New Roman1" style:font-size-complex="12pt"/>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en" fo:country="US" style:letter-kerning="false" style:font-name-asian="Calibri1" style:font-size-asian="10pt" style:language-asian="en" style:country-asian="US" style:font-name-complex="Times New Roman1" style:font-size-complex="10pt" style:language-complex="ar" style:country-complex="SA"/>
    </style:style>
    <style:style style:name="P6"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8"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ru" fo:country="RU" fo:font-weight="bold" style:letter-kerning="false" style:font-name-asian="Calibri1" style:font-size-asian="11pt" style:language-asian="en" style:country-asian="US" style:font-weight-asian="bold" style:font-name-complex="Times New Roman1" style:font-size-complex="11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11" style:family="paragraph" style:parent-style-name="Standard">
      <style:paragraph-properties fo:text-align="end" style:justify-single-word="false"/>
      <style:text-properties fo:color="#000000" loext:opacity="100%" style:font-name="Times New Roman" fo:font-size="12pt" fo:language="en" fo:country="US" fo:font-weight="bold" officeooo:rsid="00087541" officeooo:paragraph-rsid="001c0cac" style:font-size-asian="12pt" style:font-weight-asian="bold" style:font-name-complex="Times New Roman1" style:font-size-complex="12pt"/>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fo:font-style="italic" fo:font-weight="bold" style:letter-kerning="false" style:font-name-asian="Calibri1" style:font-size-asian="12pt" style:language-asian="en" style:country-asian="US" style:font-style-asian="italic" style:font-weight-asian="bold" style:font-name-complex="Times New Roman1" style:font-size-complex="12pt" style:language-complex="ar" style:country-complex="SA"/>
    </style:style>
    <style:style style:name="P13"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style:letter-kerning="false" style:font-name-asian="Calibri1" style:font-size-asian="12pt" style:language-asian="en" style:country-asian="US" style:font-name-complex="Times New Roman1" style:font-size-complex="12pt"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en" fo:country="US" fo:font-weight="bold" style:letter-kerning="false" style:font-name-asian="Calibri1" style:font-size-asian="10pt" style:language-asian="en" style:country-asian="US" style:font-weight-asian="bold" style:font-name-complex="Times New Roman1" style:font-size-complex="10pt" style:language-complex="ar" style:country-complex="SA"/>
    </style:style>
    <style:style style:name="P15"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0pt" fo:language="en" fo:country="US" style:letter-kerning="false" style:font-name-asian="Calibri1" style:font-size-asian="10pt" style:language-asian="en" style:country-asian="US" style:font-name-complex="Times New Roman1" style:font-size-complex="10pt" style:language-complex="ar" style:country-complex="SA"/>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fo:language="en" fo:country="US" style:letter-kerning="false" style:font-name-asian="Calibri1" style:font-size-asian="10pt" style:language-asian="en" style:country-asian="US" style:font-name-complex="Times New Roman1" style:font-size-complex="10pt" style:language-complex="ar" style:country-complex="SA"/>
    </style:style>
    <style:style style:name="P17"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en" fo:country="US" fo:font-weight="normal" officeooo:paragraph-rsid="001c0cac" style:letter-kerning="false" fo:background-color="#ffff00"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P18"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en" fo:country="US" fo:font-weight="normal" officeooo:paragraph-rsid="002260b6" style:letter-kerning="false" fo:background-color="#ffff00"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P19"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en" fo:country="US" fo:font-weight="normal" officeooo:paragraph-rsid="00226932" style:letter-kerning="false" fo:background-color="#ffff00"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P20"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en" fo:country="US" fo:font-weight="normal" officeooo:paragraph-rsid="00239204" style:letter-kerning="false" fo:background-color="#ffff00"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P21"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en" fo:country="US" fo:font-weight="normal" officeooo:paragraph-rsid="002508fd" style:letter-kerning="false" fo:background-color="#ffff00"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P22"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en" fo:country="US" fo:font-weight="normal" officeooo:paragraph-rsid="00253082" style:letter-kerning="false" fo:background-color="#ffff00"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P23"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en" fo:country="US" fo:font-weight="normal" officeooo:paragraph-rsid="0025a4a9" style:letter-kerning="false" fo:background-color="#ffff00"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P24"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en" fo:country="US" fo:font-weight="normal" officeooo:paragraph-rsid="0025a4a9" style:letter-kerning="false" fo:background-color="#2a6099"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P25" style:family="paragraph" style:parent-style-name="Standard">
      <style:paragraph-properties fo:margin-top="0in" fo:margin-bottom="0in" style:contextual-spacing="false" fo:line-height="100%" fo:text-align="end" style:justify-single-word="false" fo:orphans="2" fo:widows="2"/>
      <style:text-properties fo:font-variant="normal" fo:text-transform="none" fo:color="#000000" loext:opacity="100%" style:font-name="Times New Roman" fo:font-size="10pt" fo:letter-spacing="normal" fo:language="en" fo:country="US" fo:font-style="normal" fo:font-weight="normal" officeooo:paragraph-rsid="0025a4a9" style:letter-kerning="false" fo:background-color="#2a6099" style:font-name-asian="Calibri1" style:font-size-asian="10pt" style:language-asian="en" style:country-asian="US" style:font-weight-asian="normal" style:font-name-complex="Times New Roman1" style:font-size-complex="10pt" style:language-complex="ar" style:country-complex="SA" style:font-weight-complex="normal"/>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language="en" fo:country="US" fo:font-weight="bold" style:font-size-asian="12pt" style:font-weight-asian="bold" style:font-name-complex="Times New Roman1" style:font-size-complex="12pt"/>
    </style:style>
    <style:style style:name="T3" style:family="text">
      <style:text-properties style:font-name="Times New Roman" fo:font-size="12pt" fo:language="en" fo:country="US" style:font-size-asian="12pt" style:font-name-complex="Times New Roman1" style:font-size-complex="12pt"/>
    </style:style>
    <style:style style:name="T4" style:family="text">
      <style:text-properties style:font-name="Times New Roman" fo:font-size="12pt" fo:language="en" fo:country="US" fo:font-style="italic" style:font-size-asian="12pt" style:font-style-asian="italic" style:font-name-complex="Times New Roman1" style:font-size-complex="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0pt" fo:language="en" fo:country="US" style:font-size-asian="10pt" style:font-name-complex="Times New Roman1" style:font-size-complex="10pt"/>
    </style:style>
    <style:style style:name="T7" style:family="text">
      <style:text-properties style:font-name="Times New Roman" fo:font-size="10pt" fo:language="en" fo:country="US" officeooo:rsid="001a867b" style:font-size-asian="10pt" style:font-name-complex="Times New Roman1" style:font-size-complex="10pt"/>
    </style:style>
    <style:style style:name="T8" style:family="text">
      <style:text-properties style:font-name="Times New Roman" fo:font-size="10pt" fo:language="en" fo:country="US" officeooo:rsid="00239204" style:font-size-asian="10pt" style:font-name-complex="Times New Roman1" style:font-size-complex="10pt"/>
    </style:style>
    <style:style style:name="T9" style:family="text">
      <style:text-properties style:font-name="Times New Roman" fo:font-size="10pt" fo:language="en" fo:country="US" fo:background-color="#ffff00" loext:char-shading-value="0" style:font-size-asian="10pt" style:font-name-complex="Times New Roman1" style:font-size-complex="10pt"/>
    </style:style>
    <style:style style:name="T10" style:family="text">
      <style:text-properties style:font-name="Times New Roman" fo:font-size="10pt" fo:language="en" fo:country="US" fo:background-color="#ffff00" loext:char-shading-value="0" style:font-size-asian="10pt" style:font-name-complex="Times New Roman1" style:font-size-complex="10pt"/>
    </style:style>
    <style:style style:name="T11" style:family="text">
      <style:text-properties style:font-name="Times New Roman" fo:font-size="10pt" fo:language="en" fo:country="US" fo:background-color="transparent" loext:char-shading-value="0" style:font-size-asian="10pt" style:font-name-complex="Times New Roman1" style:font-size-complex="10pt"/>
    </style:style>
    <style:style style:name="T12" style:family="text">
      <style:text-properties style:font-name="Times New Roman" fo:font-size="10pt" fo:language="en" fo:country="US" fo:background-color="#00a933" loext:char-shading-value="0" style:font-size-asian="10pt" style:font-name-complex="Times New Roman1" style:font-size-complex="10pt"/>
    </style:style>
    <style:style style:name="T13" style:family="text">
      <style:text-properties style:font-name="Times New Roman" fo:font-size="10pt" fo:language="en" fo:country="US" fo:background-color="#00a933" loext:char-shading-value="0" style:font-size-asian="10pt" style:font-name-complex="Times New Roman1" style:font-size-complex="10pt"/>
    </style:style>
    <style:style style:name="T14" style:family="text">
      <style:text-properties style:font-name="Times New Roman" fo:font-size="10pt" fo:language="en" fo:country="US" officeooo:rsid="00239204" fo:background-color="#00a933" loext:char-shading-value="0" style:font-size-asian="10pt" style:font-name-complex="Times New Roman1" style:font-size-complex="10pt"/>
    </style:style>
    <style:style style:name="T15" style:family="text">
      <style:text-properties style:font-name="Times New Roman" fo:font-size="10pt" fo:language="en" fo:country="US" officeooo:rsid="00239204" fo:background-color="#00a933" loext:char-shading-value="0" style:font-size-asian="10pt" style:font-name-complex="Times New Roman1" style:font-size-complex="10pt"/>
    </style:style>
    <style:style style:name="T16" style:family="text">
      <style:text-properties style:font-name="Times New Roman" fo:font-size="10pt" fo:language="en" fo:country="US" fo:background-color="#2a6099" loext:char-shading-value="0" style:font-size-asian="10pt" style:font-name-complex="Times New Roman1" style:font-size-complex="10pt"/>
    </style:style>
    <style:style style:name="T17" style:family="text">
      <style:text-properties style:font-name="Times New Roman" fo:font-size="10pt" fo:language="en" fo:country="US" fo:background-color="#2a6099" loext:char-shading-value="0" style:font-size-asian="10pt" style:font-name-complex="Times New Roman1" style:font-size-complex="10pt"/>
    </style:style>
    <style:style style:name="T18" style:family="text">
      <style:text-properties fo:color="#ff0000" loext:opacity="100%" style:font-name="Times New Roman" fo:font-size="12pt" fo:font-weight="bold" style:font-size-asian="12pt" style:font-weight-asian="bold" style:font-name-complex="Times New Roman1" style:font-size-complex="12pt"/>
    </style:style>
    <style:style style:name="T19" style:family="text">
      <style:text-properties fo:color="#ff0000" loext:opacity="100%" style:font-name="Times New Roman" fo:font-size="12pt" fo:language="en" fo:country="US" fo:font-weight="bold" style:font-size-asian="12pt" style:font-weight-asian="bold" style:font-name-complex="Times New Roman1" style:font-size-complex="12pt"/>
    </style:style>
    <style:style style:name="T20" style:family="text">
      <style:text-properties fo:background-color="#ffff00" loext:char-shading-value="0"/>
    </style:style>
    <style:style style:name="T21" style:family="text">
      <style:text-properties officeooo:rsid="002260b6" fo:background-color="#ffff00" loext:char-shading-value="0"/>
    </style:style>
    <style:style style:name="T22" style:family="text">
      <style:text-properties officeooo:rsid="00226932" fo:background-color="#ffff00" loext:char-shading-value="0"/>
    </style:style>
    <style:style style:name="T23" style:family="text">
      <style:text-properties officeooo:rsid="00253082" fo:background-color="#ffff00" loext:char-shading-value="0"/>
    </style:style>
    <style:style style:name="T24" style:family="text">
      <style:text-properties fo:background-color="#ffff00" loext:char-shading-value="0"/>
    </style:style>
    <style:style style:name="T25" style:family="text">
      <style:text-properties fo:background-color="#3465a4" loext:char-shading-value="0"/>
    </style:style>
    <style:style style:name="T26" style:family="text">
      <style:text-properties fo:background-color="#00a933" loext:char-shading-value="0"/>
    </style:style>
    <style:style style:name="T27" style:family="text">
      <style:text-properties fo:background-color="#00a933" loext:char-shading-value="0"/>
    </style:style>
    <style:style style:name="T28" style:family="text">
      <style:text-properties officeooo:rsid="00239204" fo:background-color="#00a933" loext:char-shading-value="0"/>
    </style:style>
    <style:style style:name="T29" style:family="text">
      <style:text-properties officeooo:rsid="002508fd" fo:background-color="#00a933" loext:char-shading-value="0"/>
    </style:style>
    <style:style style:name="T30" style:family="text">
      <style:text-properties officeooo:rsid="00253082" fo:background-color="#00a933" loext:char-shading-value="0"/>
    </style:style>
    <style:style style:name="T31" style:family="text">
      <style:text-properties officeooo:rsid="00253082" fo:background-color="#00a933" loext:char-shading-value="0"/>
    </style:style>
    <style:style style:name="T32" style:family="text">
      <style:text-properties officeooo:rsid="001ece00"/>
    </style:style>
    <style:style style:name="T33" style:family="text">
      <style:text-properties fo:font-variant="normal" fo:text-transform="none" fo:color="#000000" loext:opacity="100%" fo:letter-spacing="normal" fo:font-style="normal"/>
    </style:style>
    <style:style style:name="T34" style:family="text"/>
    <style:style style:name="T35" style:family="text">
      <style:text-properties fo:background-color="transparent" loext:char-shading-value="0"/>
    </style:style>
    <style:style style:name="T36" style:family="text">
      <style:text-properties officeooo:rsid="00253082"/>
    </style:style>
    <style:style style:name="T37" style:family="text">
      <style:text-properties fo:background-color="#2a6099" loext:char-shading-value="0"/>
    </style:style>
    <style:style style:name="T38" style:family="text">
      <style:text-properties fo:background-color="#2a6099" loext:char-shading-value="0"/>
    </style:style>
    <style:style style:name="T39" style:family="text">
      <style:text-properties officeooo:rsid="0025a4a9" fo:background-color="#2a6099" loext:char-shading-value="0"/>
    </style:style>
    <style:style style:name="T40" style:family="text">
      <style:text-properties fo:color="#000000" loext:opacity="100%"/>
    </style:style>
    <style:style style:name="T41" style:family="text">
      <style:text-properties officeooo:rsid="00270f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Весна</text:span><text:span text:style-name="T2"> 2023-2024</text:span></text:p>
      <text:p text:style-name="P1"><text:span text:style-name="T18">Базовый</text:span><text:span text:style-name="T19"> </text:span><text:span text:style-name="T18">уровень</text:span></text:p>
      <text:p text:style-name="P4">Ребдев Павел Александрович</text:p>
      <text:p text:style-name="P2"><text:span text:style-name="T5">Группа 5130904</text:span><text:span text:style-name="T3">/</text:span><text:span text:style-name="T5">30008</text:span></text:p>
      <text:p text:style-name="P11"><text:bookmark text:name="_GoBack2"/><text:span text:style-name="T20">Active vocabulary: </text:span><text:span text:style-name="T21">1</text:span><text:span text:style-name="T22">4</text:span>, <text:span text:style-name="T38">Grammar structures: </text:span><text:span text:style-name="T39">4</text:span>, <text:span text:style-name="T27">Linkers: </text:span><text:span text:style-name="T31">10</text:span>, Total: <text:span text:style-name="T41">509</text:span><text:span text:style-name="T32"> </text:span>words.</text:p>
      <text:p text:style-name="P3"><text:span text:style-name="T3">Monologue on </text:span><text:span text:style-name="T4">BUSINESS</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2">You are going to give a talk about BUSINESS.</text:p>
          </table:table-cell>
          <table:table-cell table:style-name="Таблица1.A1" office:value-type="string">
            <text:p text:style-name="P13">The text of the monologue</text:p>
            <text:p text:style-name="P6"/>
          </table:table-cell>
          <table:table-cell table:style-name="Таблица1.A1" office:value-type="string">
            <text:p text:style-name="P13">Vocabulary, Grammar Structures,</text:p>
            <text:p text:style-name="P13">Linking Words and Phrases</text:p>
          </table:table-cell>
        </table:table-row>
        <table:table-row table:style-name="Таблица1.2">
          <table:table-cell table:style-name="Таблица1.A1" office:value-type="string">
            <text:p text:style-name="P14">Step 1. Introduction</text:p>
            <text:p text:style-name="P15">1. Start with a hook sentence that will attract the listener’s attention (a quote, a proverb, etc.).</text:p>
            <text:p text:style-name="P15">2. Lead your speech steadily to the main part of your talk.</text:p>
            <text:p text:style-name="P15">3. The introduction may consist of 3-6 sentences.</text:p>
          </table:table-cell>
          <table:table-cell table:style-name="Таблица1.A1" office:value-type="string">
            <text:p text:style-name="P10"><text:span text:style-name="T6">"</text:span><text:span text:style-name="T17">Success is not the key to happiness; happiness is the key to success</text:span><text:span text:style-name="T6">. </text:span><text:span text:style-name="T17">If you love what you are doing, you will be successful</text:span><text:span text:style-name="T6">." </text:span><text:span text:style-name="T17">These profound words by Albert Schweitzer serve as a powerful reminder of the intrinsic connection between passion and achievement</text:span><text:span text:style-name="T6">. Today, as we embark on a journey through the dynamic world of </text:span><text:span text:style-name="T9">business</text:span><text:span text:style-name="T6">, we will explore the fundamental elements that underpin success, examine the challenges faced by </text:span><text:span text:style-name="T9">entrepreneurs</text:span><text:span text:style-name="T6"> </text:span><text:span text:style-name="T7">and </text:span><text:span text:style-name="T6">delve into the essence of </text:span><text:span text:style-name="T9">business icons</text:span><text:span text:style-name="T6">.</text:span></text:p>
          </table:table-cell>
          <table:table-cell table:style-name="Таблица1.A1" office:value-type="string">
            <text:p text:style-name="P17">Business</text:p>
            <text:p text:style-name="P17">entrepreneurs</text:p>
            <text:p text:style-name="P17">business icons</text:p>
            <text:p text:style-name="P17"/>
            <text:p text:style-name="P23"><text:span text:style-name="T38">Success is not the key to happiness; happiness is the key to success</text:span></text:p>
            <text:p text:style-name="P24"><text:span text:style-name="T33">If you love what you are doing, you will be successful</text:span></text:p>
            <text:p text:style-name="P25">These profound words by Albert Schweitzer serve as a powerful reminder of the intrinsic connection between passion and achievement</text:p>
          </table:table-cell>
        </table:table-row>
        <table:table-row table:style-name="Таблица1.1">
          <table:table-cell table:style-name="Таблица1.A1" office:value-type="string">
            <text:p text:style-name="P14">Step 2. In Business</text:p>
            <text:p text:style-name="P15">2.1 What are the reasons for business succes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15"/>
            <text:p text:style-name="P15">2.2 Speak about some typical problems an entrepreneur may face.</text:p>
            <text:p text:style-name="P8"/>
            <text:p text:style-name="P8"><text:bookmark text:name="_GoBack"/></text:p>
          </table:table-cell>
          <table:table-cell table:style-name="Таблица1.A1" office:value-type="string">
            <text:p text:style-name="P10"><text:span text:style-name="T6">There are numerous factors that contribute to the success of a </text:span><text:span text:style-name="T9">business</text:span><text:span text:style-name="T6">. </text:span><text:span text:style-name="T13">Firstly</text:span><text:span text:style-name="T6">, having a clear vision and mission statement provides a roadmap for the organization to follow. </text:span><text:span text:style-name="T15">Secondly</text:span><text:span text:style-name="T8">, e</text:span><text:span text:style-name="T6">ffective leadership and a strong team are crucial components as they drive innovation, foster collaboration, and ensure seamless operations. Adaptability to changing market trends, </text:span><text:span text:style-name="T9">customer</text:span><text:span text:style-name="T6">-centric approach, and embracing technological advancements also play pivotal roles in achieving </text:span><text:span text:style-name="T9">business</text:span><text:span text:style-name="T6"> success. </text:span><text:span text:style-name="T13">Moreover</text:span><text:span text:style-name="T6">, there are other important aspects. </text:span><text:span text:style-name="T15">F</text:span><text:span text:style-name="T13">or example</text:span><text:span text:style-name="T6">: </text:span><text:span text:style-name="T10">do some market research</text:span><text:span text:style-name="T6">, </text:span><text:span text:style-name="T10">provide good customer service</text:span><text:span text:style-name="T6">, </text:span><text:span text:style-name="T10">market a product in a different way to different people</text:span><text:span text:style-name="T6">, </text:span><text:span text:style-name="T10">pay employees high wages</text:span><text:span text:style-name="T6">, </text:span><text:span text:style-name="T10">recruit talented employees</text:span><text:span text:style-name="T6"> etc</text:span></text:p>
            <text:p text:style-name="P10"/>
            <text:p text:style-name="P10"/>
            <text:p text:style-name="P10"/>
            <text:p text:style-name="P10"><text:span text:style-name="T9">Entrepreneurs</text:span><text:span text:style-name="T6"> often encounter a myriad of challenges on their journey to success. Uncertainty in the market, fierce </text:span><text:span text:style-name="T9">competition</text:span><text:span text:style-name="T6">, financial constraints, and regulatory hurdles can pose significant obstacles. </text:span><text:span text:style-name="T9">Run a business on a day-to-day basis</text:span><text:span text:style-name="T11">, managing stress, and making tough decisions under pressure are common struggles faced by </text:span><text:span text:style-name="T9">entrepreneurs.</text:span><text:span text:style-name="T6">. </text:span><text:span text:style-name="T13">Additionally</text:span><text:span text:style-name="T6">, establish </text:span><text:soft-page-break/><text:span text:style-name="T6">communication with </text:span><text:span text:style-name="T10">suppliers</text:span><text:span text:style-name="T6">, </text:span><text:span text:style-name="T10">deal with tax properly</text:span><text:span text:style-name="T6">, </text:span><text:span text:style-name="T10">good promote a product</text:span><text:span text:style-name="T6"> is very hard</text:span></text:p>
          </table:table-cell>
          <table:table-cell table:style-name="Таблица1.A1" office:value-type="string">
            <text:p text:style-name="P17">Business</text:p>
            <text:p text:style-name="P17">competition</text:p>
            <text:p text:style-name="P17">customer</text:p>
            <text:p text:style-name="P18"><text:span text:style-name="T34">do some market research</text:span></text:p>
            <text:p text:style-name="P18"><text:span text:style-name="T34">provide good customer service</text:span></text:p>
            <text:p text:style-name="P18"><text:span text:style-name="T34">market a product in a different way to different people</text:span></text:p>
            <text:p text:style-name="P18"><text:span text:style-name="T34">pay employees high wages</text:span></text:p>
            <text:p text:style-name="P18"><text:span text:style-name="T34">recruit talented employees</text:span></text:p>
            <text:p text:style-name="P19">Run a business on a day-to-day basis</text:p>
            <text:p text:style-name="P19"><text:span text:style-name="T34">suppliers</text:span></text:p>
            <text:p text:style-name="P19"><text:span text:style-name="T34">deal with tax properly</text:span></text:p>
            <text:p text:style-name="P20"><text:span text:style-name="T34">good promote a product</text:span></text:p>
            <text:p text:style-name="P20"><text:span text:style-name="T34"/></text:p>
            <text:p text:style-name="P20"><text:span text:style-name="T27">Firstly</text:span></text:p>
            <text:p text:style-name="P20"><text:span text:style-name="T28">Secondly</text:span></text:p>
            <text:p text:style-name="P20"><text:span text:style-name="T28">Moreover</text:span></text:p>
            <text:p text:style-name="P20"><text:span text:style-name="T28">For example</text:span></text:p>
            <text:p text:style-name="P20"><text:span text:style-name="T28">Additionally</text:span> </text:p>
          </table:table-cell>
        </table:table-row>
        <table:table-row table:style-name="Таблица1.4">
          <table:table-cell table:style-name="Таблица1.A1" office:value-type="string">
            <text:p text:style-name="P14">Step 3. Business Icons</text:p>
            <text:p text:style-name="P15">3.1 What makes a business icon?</text:p>
            <text:p text:style-name="P9"/>
            <text:p text:style-name="P15"/>
            <text:p text:style-name="P15"/>
            <text:p text:style-name="P15"/>
            <text:p text:style-name="P15"/>
            <text:p text:style-name="P15"/>
            <text:p text:style-name="P15"/>
            <text:p text:style-name="P15"/>
            <text:p text:style-name="P15"/>
            <text:p text:style-name="P15">3.2 Speak about a famous Russian businessman/business woman. Why is he/she successful?</text:p>
            <text:p text:style-name="P8"/>
            <text:p text:style-name="P8"/>
            <text:p text:style-name="P8"/>
          </table:table-cell>
          <table:table-cell table:style-name="Таблица1.A1" office:value-type="string">
            <text:p text:style-name="P5"><text:span text:style-name="T27">A</text:span><text:span text:style-name="T31">s a rule</text:span><text:span text:style-name="T36">, a</text:span> <text:span text:style-name="T20">business icon</text:span> is characterized by their visionary leadership, innovative thinking, exceptional communication skills, and the ability to inspire and empower others. They possess a deep understanding of market dynamics, leverage opportunities effectively, and establish a strong brand presence. <text:span text:style-name="T27">Let's say</text:span>, <text:span text:style-name="T23">b</text:span><text:span text:style-name="T24">usiness icons</text:span> exhibit integrity, ethical conduct, and a commitment to social responsibility, setting a benchmark for others to aspire to emulate.</text:p>
            <text:p text:style-name="P5"/>
            <text:p text:style-name="P5"/>
            <text:p text:style-name="P5">One of the renowned Russian <text:span text:style-name="T20">business</text:span> figures is Oleg Deripaska, the founder of Basic Element, a diversified industrial group. Deripaska's success can be attributed to his strategic vision, bold decision-making, and focus on innovation. <text:span text:style-name="T38">He has shown resilience in navigating through economic challenges and transforming his businesses to stay competitive in global markets</text:span>. Deripaska's commitment to sustainability, corporate social responsibility, and philanthropic initiatives has also contributed to his enduring success.</text:p>
          </table:table-cell>
          <table:table-cell table:style-name="Таблица1.A1" office:value-type="string">
            <text:p text:style-name="P17">Business</text:p>
            <text:p text:style-name="P17">business icon</text:p>
            <text:p text:style-name="P17"/>
            <text:p text:style-name="P22"><text:span text:style-name="T27">A</text:span><text:span text:style-name="T31">s a rule</text:span></text:p>
            <text:p text:style-name="P22"><text:span text:style-name="T31">Let's say</text:span></text:p>
            <text:p text:style-name="P22"><text:span text:style-name="T31"/></text:p>
            <text:p text:style-name="P23"><text:span text:style-name="T38">He has shown resilience in navigating through economic challenges and transforming his businesses to stay competitive in global markets</text:span></text:p>
          </table:table-cell>
        </table:table-row>
        <table:table-row table:style-name="Таблица1.5">
          <table:table-cell table:style-name="Таблица1.A1" office:value-type="string">
            <text:p text:style-name="P14">Step 4. CREATIVE THINKING</text:p>
            <text:p text:style-name="P15">Introduce your own extra idea(s) on the topic that hasn’t/haven’t been mentioned before. Justify your choice.</text:p>
            <text:p text:style-name="P7"/>
          </table:table-cell>
          <table:table-cell table:style-name="Таблица1.A1" office:value-type="string">
            <text:p text:style-name="P5">In the realm of <text:span text:style-name="T20">business</text:span>, embracing diversity in leadership and fostering inclusivity can be a game-changer. <text:span text:style-name="T31">So</text:span><text:span text:style-name="T36">, b</text:span>y promoting a diverse workforce, organizations can harness a wide range of perspectives, ideas, and talents to drive innovation and creativity. <text:span text:style-name="T31">Also</text:span><text:span text:style-name="T36">, e</text:span>ncouraging a culture of open-mindedness, collaboration, and experimentation can lead to breakthrough solutions and sustainable growth.</text:p>
          </table:table-cell>
          <table:table-cell table:style-name="Таблица1.A1" office:value-type="string">
            <text:p text:style-name="P17">Business</text:p>
            <text:p text:style-name="P17"/>
            <text:p text:style-name="P22"><text:span text:style-name="T31">So</text:span></text:p>
            <text:p text:style-name="P22"><text:span text:style-name="T31">Also</text:span></text:p>
          </table:table-cell>
        </table:table-row>
        <table:table-row table:style-name="Таблица1.6">
          <table:table-cell table:style-name="Таблица1.A1" office:value-type="string">
            <text:p text:style-name="P14">Step 5. Conclusion</text:p>
            <text:p text:style-name="P5">Summarise the ideas of steps 2,3,4.</text:p>
            <text:p text:style-name="P7"/>
          </table:table-cell>
          <table:table-cell table:style-name="Таблица1.A1" office:value-type="string">
            <text:p text:style-name="P10"><text:span text:style-name="T13">In conclusion</text:span><text:span text:style-name="T6">, the path to </text:span><text:span text:style-name="T9">business</text:span><text:span text:style-name="T6"> success is paved with dedication, resilience, and continuous learning. By embracing challenges as opportunities for growth, fostering a culture of innovation, and embodying the qualities of a true </text:span><text:span text:style-name="T9">business icon</text:span><text:span text:style-name="T6">, individuals and organizations can thrive in today's dynamic marketplace. Let us remember that success is not merely measured by financial gains but by the impact we create, the values we uphold, and the legacy we leave behind. Thank you.</text:span></text:p>
          </table:table-cell>
          <table:table-cell table:style-name="Таблица1.A1" office:value-type="string">
            <text:p text:style-name="P17">Business</text:p>
            <text:p text:style-name="P17">business icon</text:p>
            <text:p text:style-name="P17"/>
            <text:p text:style-name="P21"><text:span text:style-name="T27">In conclusion</text:span></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Poppins" svg:font-family="Poppins, Arial, sans-serif"/>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i-sans-serif" svg:font-family="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loext:linked-style-name="Заголовок_20_1_20_Знак"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Balloon_20_Text" style:display-name="Balloon Text" style:family="paragraph" style:parent-style-name="Standard" loext:linked-style-name="Текст_20_выноски_20_Знак">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9846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cer</meta:initial-creator>
    <meta:editing-cycles>10</meta:editing-cycles>
    <meta:print-date>2019-02-05T16:20:00</meta:print-date>
    <meta:creation-date>2024-04-27T05:08:00</meta:creation-date>
    <dc:date>2024-05-21T15:47:48.837376636</dc:date>
    <meta:editing-duration>PT42M14S</meta:editing-duration>
    <meta:generator>LibreOffice/7.3.7.2$Linux_X86_64 LibreOffice_project/30$Build-2</meta:generator>
    <meta:document-statistic meta:table-count="1" meta:image-count="0" meta:object-count="0" meta:page-count="2" meta:paragraph-count="65" meta:word-count="798" meta:character-count="5348" meta:non-whitespace-character-count="4614"/>
    <meta:user-defined meta:name="AppVersion">15.0000</meta:user-defined>
    <meta:user-defined meta:name="Company">Hewlett-Packard</meta:user-defined>
    <meta:template xlink:type="simple" xlink:actuate="onRequest" xlink:title="Normal" xlink:href=""/>
  </office:meta>
</office:document-meta>
</file>